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adding-1">
      <style:text-properties officeooo:paragraph-rsid="000107b6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weight="bold" style:font-weight-asian="bold" style:font-name-complex="Ari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1</text:span><text:span text:style-name="T1"> ¿Cuál es la cuota media y las ventas medias de todos los empleados?</text:span></text:p>
      <text:p text:style-name="P1"><text:span text:style-name="T1"> </text:span><text:span text:style-name="T2">2</text:span><text:span text:style-name="T1"> Hallar el importe medio de pedidos, el importe total de pedidos y el precio medio de venta (el precio de venta es el precio unitario en cada pedido). </text:span></text:p>
      <text:p text:style-name="P1"><text:span text:style-name="T1"> </text:span><text:span text:style-name="T2">3</text:span><text:span text:style-name="T1"> Hallar el precio medio de los productos del fabricante ACI.</text:span></text:p>
      <text:p text:style-name="P1"><text:span text:style-name="T1"> </text:span><text:span text:style-name="T2">4</text:span><text:span text:style-name="T1"> ¿Cuál es el importe total de los pedidos realizados por el empleado Vicente Pantalla? </text:span></text:p>
      <text:p text:style-name="P1"><text:span text:style-name="T1"> </text:span><text:span text:style-name="T2">5</text:span><text:span text:style-name="T1"> Hallar en qué fecha se realizó el primer pedido (suponiendo que en la tabla de pedidos tenemos todos los pedidos realizados hasta la fecha). </text:span></text:p>
      <text:p text:style-name="P1"><text:span text:style-name="T1"> </text:span><text:span text:style-name="T2">6</text:span><text:span text:style-name="T1"> Hallar cuántos pedidos hay de más de 25000 ptas.</text:span></text:p>
      <text:p text:style-name="P1"><text:span text:style-name="T1"> </text:span><text:span text:style-name="T2">7</text:span><text:span text:style-name="T1"> Listar cuántos empleados están asignados a cada oficina, indicar el número de oficina y cuántos hay asignados. </text:span></text:p>
      <text:p text:style-name="P1"><text:span text:style-name="T1"> </text:span><text:span text:style-name="T2">8</text:span><text:span text:style-name="T1"> Para cada empleado, obtener su número, nombre, e importe vendido por ese empleado a cada cliente indicando el número de cliente. </text:span></text:p>
      <text:p text:style-name="P1"><text:span text:style-name="T1"> </text:span><text:span text:style-name="T2">9</text:span><text:span text:style-name="T1"> Para cada empleado cuyos pedidos suman más de 30.000 ptas, hallar su importe medio de pedidos. En el resultado indicar el número de empleado y su importe medio de pedidos. </text:span></text:p>
      <text:p text:style-name="P1"><text:span text:style-name="T1"> </text:span><text:span text:style-name="T2">10</text:span><text:span text:style-name="T1"> Listar de cada producto, su descripción, precio y cantidad total pedida, incluyendo sólo los productos cuya cantidad total pedida sea superior al 75% del stock; y ordenado por cantidad total pedida. </text:span></text:p>
      <text:p text:style-name="P1"><text:span text:style-name="T1"> 1</text:span><text:span text:style-name="T2">1</text:span><text:span text:style-name="T1"> Saber cuántas oficinas tienen empleados con ventas superiores a su cuota, no queremos saber cuales sino cuántas hay.  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adding-1" style:family="paragraph" style:parent-style-name="Standard">
      <style:paragraph-properties fo:margin-left="0.34cm" fo:margin-right="0.228cm" fo:margin-top="0.205cm" fo:margin-bottom="0.113cm" style:contextual-spacing="false" fo:text-indent="0.34cm" style:auto-text-indent="false"/>
      <style:text-properties fo:font-size="8.5pt" fo:language="es" fo:country="ES" style:font-size-asian="8.5pt" style:font-size-complex="8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3T16:48:36.212321878</meta:creation-date>
    <dc:date>2023-01-23T16:49:28.849194793</dc:date>
    <meta:editing-duration>PT53S</meta:editing-duration>
    <meta:editing-cycles>1</meta:editing-cycles>
    <meta:document-statistic meta:table-count="0" meta:image-count="0" meta:object-count="0" meta:page-count="1" meta:paragraph-count="11" meta:word-count="226" meta:character-count="1314" meta:non-whitespace-character-count="1080"/>
    <meta:generator>LibreOffice/7.1.4.2$Linux_X86_64 LibreOffice_project/10$Build-2</meta:generator>
  </office:meta>
</office:document-meta>
</file>